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ispiel Lineare Regression funktioniert nicht.</text:p>
      <text:p text:style-name="Standard">Checliste für Verbesserung:</text:p>
      <text:p text:style-name="Standard"><text:tab/>-Mehr Trainingsdaten</text:p>
      <text:p text:style-name="Standard"><text:tab/>-Feature vermehrung/verringerung</text:p>
      <text:p text:style-name="Standard"><text:tab/>-Lernrate verändern</text:p>
      <text:p text:style-name="Standard"><text:tab/>-Kostenfunktion verhaxeln mit featurepolynomen</text:p>
      <text:p text:style-name="Standard"/>
      <text:p text:style-name="P1">Trainingsdaten Trennung</text:p>
      <text:p text:style-name="P1"><text:span text:style-name="T1"><text:tab/>-70.90% zum lernen 10-30% zum testen, </text:span></text:p>
      <text:p text:style-name="P1"><text:span text:style-name="T1"><text:tab/>-weil die lerndaten natürlich gut sind</text:span></text:p>
      <text:p text:style-name="P1"><text:span text:style-name="T1"/></text:p>
      <text:p text:style-name="P1">Verlauf</text:p>
      <text:p text:style-name="P1"><text:span text:style-name="T1"><text:tab/>-Trainieren und minimieren des Trainingsfehlers</text:span></text:p>
      <text:p text:style-name="P1"><text:span text:style-name="T1"><text:tab/>-&gt; dann Validierung der Daten mit Testdaten</text:span></text:p>
      <text:p text:style-name="P1"><text:span text:style-name="T1"/></text:p>
      <text:p text:style-name="P1">Cross Validation set</text:p>
      <text:p text:style-name="P2"><text:tab/>-Zwischenbilanz</text:p>
      <text:p text:style-name="P1"><text:span text:style-name="T1"><text:tab/>-Wenn Unterschied zwischen CrossValidation Fehler und TrainingsFehler hoch, dann ist <text:tab/>Overfitting</text:span></text:p>
      <text:p text:style-name="P1"><text:span text:style-name="T1"><text:tab/>Underfitting = Bias<text:tab/>-Problem</text:span></text:p>
      <text:p text:style-name="P1"><text:span text:style-name="T1"><text:tab/>Overfitting = Varianz<text:tab/>-Problem</text:span></text:p>
      <text:p text:style-name="P1"><text:span text:style-name="T1"><text:tab/>-Wenn beide Hoch sind dann is underfitting</text:span></text:p>
      <text:p text:style-name="P1"><text:span text:style-name="T1"/></text:p>
      <text:p text:style-name="P1">Regularisierung Parameter</text:p>
      <text:p text:style-name="P1"><text:span text:style-name="T1"><text:tab/>-Nicht zu groß und nicht zu klein</text:span></text:p>
      <text:p text:style-name="P1"><text:span text:style-name="T1"/></text:p>
      <text:p text:style-name="P1">Lernkurven</text:p>
      <text:p text:style-name="P1"><text:span text:style-name="T1"><text:tab/>-Bei mehr Trainingsdaten, geht Crossvalidation und Trainingsfehler zusammen</text:span></text:p>
      <text:p text:style-name="P1"><text:span text:style-name="T1"><text:tab/>-wenn es mehr Trainingsdaten nicht bringen, weil fehler gleich sind, dann schafft es das <text:tab/>Verfahren nicht was gutes zu bekommen -&gt; Bias Proble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30S</meta:editing-duration>
    <meta:editing-cycles>12</meta:editing-cycles>
    <meta:generator>OpenOffice.org/3.4.1$Win32 OpenOffice.org_project/341m1$Build-9593</meta:generator>
    <dc:date>2015-07-02T15:23:22.93</dc:date>
    <meta:document-statistic meta:table-count="0" meta:image-count="0" meta:object-count="0" meta:page-count="1" meta:paragraph-count="23" meta:word-count="116" meta:character-count="921"/>
    <meta:user-defined meta:name="Info 1"/>
    <meta:user-defined meta:name="Info 2"/>
    <meta:user-defined meta:name="Info 3"/>
    <meta:user-defined meta:name="Info 4"/>
  </office:meta>
</office:document-meta>
</file>